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9096" officeooo:paragraph-rsid="00129096"/>
    </style:style>
    <style:style style:name="P2" style:family="paragraph" style:parent-style-name="Standard" style:list-style-name="L1">
      <style:text-properties officeooo:rsid="00129096" officeooo:paragraph-rsid="00129096"/>
    </style:style>
    <style:style style:name="P3" style:family="paragraph" style:parent-style-name="Standard" style:list-style-name="L1">
      <style:text-properties officeooo:rsid="00146899" officeooo:paragraph-rsid="00146899"/>
    </style:style>
    <style:style style:name="P4" style:family="paragraph" style:parent-style-name="Standard">
      <style:text-properties officeooo:rsid="00146899" officeooo:paragraph-rsid="00146899"/>
    </style:style>
    <style:style style:name="P5" style:family="paragraph" style:parent-style-name="Standard" style:list-style-name="L1">
      <style:text-properties officeooo:rsid="0015a327" officeooo:paragraph-rsid="0015a327"/>
    </style:style>
    <style:style style:name="P6" style:family="paragraph" style:parent-style-name="Standard">
      <style:text-properties officeooo:rsid="0015a327" officeooo:paragraph-rsid="0015a327"/>
    </style:style>
    <style:style style:name="P7" style:family="paragraph" style:parent-style-name="Standard">
      <style:text-properties officeooo:rsid="0015a327" officeooo:paragraph-rsid="00129096"/>
    </style:style>
    <style:style style:name="P8" style:family="paragraph" style:parent-style-name="Standard" style:list-style-name="L2">
      <style:text-properties officeooo:rsid="0015a327" officeooo:paragraph-rsid="0015a327"/>
    </style:style>
    <style:style style:name="T1" style:family="text">
      <style:text-properties officeooo:rsid="001290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us.</text:p>
      <text:p text:style-name="P1"/>
      <text:p text:style-name="P1">About this course.</text:p>
      <text:p text:style-name="P1"/>
      <text:p text:style-name="P1">Tools and getting started.</text:p>
      <text:p text:style-name="P1"/>
      <text:p text:style-name="P1">Programming Overview</text:p>
      <text:p text:style-name="P1"/>
      <text:p text:style-name="P1">Mirobot</text:p>
      <text:p text:style-name="P1">- Demo</text:p>
      <text:p text:style-name="P1"/>
      <text:p text:style-name="P1">Java</text:p>
      <text:p text:style-name="P1"/>
      <text:p text:style-name="P1">Object Orientation</text:p>
      <text:p text:style-name="P7"/>
      <text:p text:style-name="P1">Fields</text:p>
      <text:list xml:id="list1104298949433613131" text:style-name="L1">
        <text:list-item>
          <text:p text:style-name="P2">Theory</text:p>
        </text:list-item>
        <text:list-item>
          <text:p text:style-name="P2"/>
        </text:list-item>
        <text:list-item>
          <text:p text:style-name="P2">Practical</text:p>
          <text:list>
            <text:list-item>
              <text:p text:style-name="P2">Open up editor.</text:p>
            </text:list-item>
            <text:list-item>
              <text:p text:style-name="P2">Looks at a mirobot class, note it's fields</text:p>
            </text:list-item>
            <text:list-item>
              <text:p text:style-name="P2">Change some fields such as move forward, name, etc...</text:p>
            </text:list-item>
            <text:list-item>
              <text:p text:style-name="P2">Run the program</text:p>
            </text:list-item>
          </text:list>
        </text:list-item>
      </text:list>
      <text:p text:style-name="P1"/>
      <text:p text:style-name="P1">Methods</text:p>
      <text:list xml:id="list104147262622507" text:continue-numbering="true" text:style-name="L1">
        <text:list-item>
          <text:p text:style-name="P2">Theory</text:p>
          <text:list>
            <text:list-item>
              <text:p text:style-name="P2">What are methods. <text:s/>Actions, run, skip, make a cup of tea.</text:p>
            </text:list-item>
            <text:list-item>
              <text:p text:style-name="P2">Methods accept a zero or more “paramaters”</text:p>
              <text:list>
                <text:list-item>
                  <text:p text:style-name="P2">makeCupsOfTea(cups=4, withMilk=yes, sugar=no);</text:p>
                </text:list-item>
              </text:list>
            </text:list-item>
            <text:list-item>
              <text:p text:style-name="P2">Methods can return a single value</text:p>
              <text:list>
                <text:list-item>
                  <text:p text:style-name="P2">makeCupOfTea()</text:p>
                  <text:list>
                    <text:list-item>
                      <text:p text:style-name="P2">return “I made them all”;</text:p>
                    </text:list-item>
                    <text:list-item>
                      <text:p text:style-name="P2">return “Oops, I think I forgot one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Practical</text:p>
          <text:list>
            <text:list-item>
              <text:p text:style-name="P2">Open up editor.</text:p>
            </text:list-item>
            <text:list-item>
              <text:p text:style-name="P2">Looks at a mirobot class, create a new method called doTheTwist();</text:p>
            </text:list-item>
            <text:list-item>
              <text:p text:style-name="P2">Create new local variable: degrees=360;</text:p>
            </text:list-item>
            <text:list-item>
              <text:p text:style-name="P2">call the mirobot turn method and pass in degrees parameter.</text:p>
            </text:list-item>
            <text:list-item>
              <text:p text:style-name="P2">Add a new method call into the run() method;</text:p>
            </text:list-item>
            <text:list-item>
              <text:p text:style-name="P2">Run the program</text:p>
            </text:list-item>
          </text:list>
        </text:list-item>
      </text:list>
      <text:p text:style-name="P1"/>
      <text:p text:style-name="P1">Control Flow:</text:p>
      <text:list xml:id="list104148285375450" text:continue-numbering="true" text:style-name="L1">
        <text:list-item>
          <text:p text:style-name="P2">Theory</text:p>
          <text:list>
            <text:list-item>
              <text:p text:style-name="P2">The path or “flow” a program takes can be controlled by the programmer.</text:p>
            </text:list-item>
            <text:list-item>
              <text:p text:style-name="P2">We have several “Control Flow” statements available to us in Java:</text:p>
            </text:list-item>
          </text:list>
        </text:list-item>
      </text:list>
      <text:p text:style-name="P1"/>
      <text:p text:style-name="P4">Decision Making Control Flow:</text:p>
      <text:list xml:id="list104147276829854" text:continue-numbering="true" text:style-name="L1">
        <text:list-item>
          <text:list>
            <text:list-item>
              <text:list>
                <text:list-item>
                  <text:p text:style-name="P2">Decision making statements</text:p>
                  <text:list>
                    <text:list-item>
                      <text:p text:style-name="P5">Theory</text:p>
                      <text:list>
                        <text:list-item>
                          <text:p text:style-name="P2">If , if then else, switch</text:p>
                        </text:list-item>
                      </text:list>
                    </text:list-item>
                    <text:list-item>
                      <text:p text:style-name="P5"><text:soft-page-break/>Practical</text:p>
                    </text:list-item>
                    <text:list-item>
                      <text:p text:style-name="P5"/>
                    </text:list-item>
                  </text:list>
                </text:list-item>
              </text:list>
            </text:list-item>
          </text:list>
        </text:list-item>
        <text:list-item>
          <text:p text:style-name="P5">Control Flow: <text:span text:style-name="T1">Looping Statements</text:span></text:p>
        </text:list-item>
        <text:list-item>
          <text:p text:style-name="P2">Practical</text:p>
          <text:list>
            <text:list-item>
              <text:p text:style-name="P2">Open up editor.</text:p>
            </text:list-item>
            <text:list-item>
              <text:p text:style-name="P3">Lets create a new method that allows us to tell Mirobot to do the twist as many times as we want it to.</text:p>
              <text:list>
                <text:list-item>
                  <text:p text:style-name="P3">Create a new method keepTwisting(int numberOfTwists)</text:p>
                  <text:list>
                    <text:list-item>
                      <text:p text:style-name="P3">create a for loop for(int i = 0; i&lt;n; i++)</text:p>
                    </text:list-item>
                    <text:list-item>
                      <text:p text:style-name="P3">run mirobot</text:p>
                    </text:list-item>
                    <text:list-item>
                      <text:p text:style-name="P3">let's do something similar with a while loop</text:p>
                      <text:list>
                        <text:list-item>
                          <text:p text:style-name="P3">i = 0;</text:p>
                        </text:list-item>
                        <text:list-item>
                          <text:p text:style-name="P3">while(i &lt; 5)</text:p>
                          <text:list>
                            <text:list-item>
                              <text:p text:style-name="P3">twist; i++</text:p>
                            </text:list-item>
                          </text:list>
                        </text:list-item>
                        <text:list-item>
                          <text:p text:style-name="P3">...</text:p>
                        </text:list-item>
                      </text:list>
                    </text:list-item>
                    <text:list-item>
                      <text:p text:style-name="P3">Run Mirobot again.</text:p>
                    </text:list-item>
                    <text:list-item>
                      <text:p text:style-name="P3">What happens if you change the while loop to while(true)....</text:p>
                    </text:list-item>
                  </text:list>
                </text:list-item>
              </text:list>
            </text:list-item>
            <text:list-item>
              <text:p text:style-name="P2">Create new local variable: degrees=360;</text:p>
            </text:list-item>
            <text:list-item>
              <text:p text:style-name="P2">call the mirobot turn method and pass in degrees parameter.</text:p>
            </text:list-item>
            <text:list-item>
              <text:p text:style-name="P2">Add a new method call into the run() method;</text:p>
            </text:list-item>
            <text:list-item>
              <text:p text:style-name="P2">Run the program</text:p>
            </text:list-item>
          </text:list>
        </text:list-item>
      </text:list>
      <text:p text:style-name="P1"/>
      <text:p text:style-name="P1">Classes</text:p>
      <text:p text:style-name="P1"/>
      <text:p text:style-name="P4">Time to draw.</text:p>
      <text:p text:style-name="P4"/>
      <text:p text:style-name="P4">Open up the square class. <text:s/>Fill in the run() method. <text:s/>Create params etc...</text:p>
      <text:p text:style-name="P4">Triangle</text:p>
      <text:p text:style-name="P4">Star</text:p>
      <text:p text:style-name="P4"/>
      <text:p text:style-name="P4"/>
      <text:p text:style-name="P4">Mirorace...</text:p>
      <text:p text:style-name="P1"/>
      <text:p text:style-name="P6">End of session.</text:p>
      <text:list xml:id="list5529917640456028640" text:style-name="L2">
        <text:list-item>
          <text:p text:style-name="P8">Greenfields.</text:p>
        </text:list-item>
        <text:list-item>
          <text:p text:style-name="P8">Alice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yn Taylor</meta:initial-creator>
    <meta:creation-date>2014-08-09T08:18:58.165325518</meta:creation-date>
    <dc:date>2014-08-09T10:41:46.723381137</dc:date>
    <dc:creator>Martyn Taylor</dc:creator>
    <meta:editing-duration>PT1H33M55S</meta:editing-duration>
    <meta:editing-cycles>1</meta:editing-cycles>
    <meta:document-statistic meta:table-count="0" meta:image-count="0" meta:object-count="0" meta:page-count="2" meta:paragraph-count="69" meta:word-count="350" meta:character-count="1792" meta:non-whitespace-character-count="1556"/>
    <meta:generator>LibreOffice/4.1.6.2$Linux_X86_64 LibreOffice_project/410$Build-2</meta:generator>
  </office:meta>
</office:document-meta>
</file>